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6.325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6.463cm"/>
    </style:style>
    <style:style style:name="co8" style:family="table-column">
      <style:table-column-properties fo:break-before="auto" style:column-width="6.08cm"/>
    </style:style>
    <style:style style:name="co9" style:family="table-column">
      <style:table-column-properties fo:break-before="auto" style:column-width="5.944cm"/>
    </style:style>
    <style:style style:name="co10" style:family="table-column">
      <style:table-column-properties fo:break-before="auto" style:column-width="5.835cm"/>
    </style:style>
    <style:style style:name="co11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"/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7.487cm" svg:y="4.589cm">
            <draw:object draw:notify-on-update-of-ranges="Feuille1.D2:Feuille1.D2 Feuille1.D3:Feuille1.D6 Feuille1.E2:Feuille1.E2 Feuille1.E3:Feuille1.E6 Feuille1.F2:Feuille1.F2 Feuille1.F3:Feuille1.F6 Feuille1.G2:Feuille1.G2 Feuille1.G3:Feuille1.G6 Feuille1.H2:Feuille1.H2 Feuille1.H3:Feuille1.H6 Feuille1.I2:Feuille1.I2 Feuille1.I3:Feuille1.I6 Feuille1.J2:Feuille1.J2 Feuille1.J3:Feuille1.J6 Feuille1.K2:Feuille1.K2 Feuille1.K3:Feuille1.K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4"/>
          <table:table-cell office:value-type="string" calcext:value-type="string">
            <text:p><text:s/>outgoing throughput(message/second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incoming messages</text:p>
          </table:table-cell>
          <table:table-cell office:value-type="string" calcext:value-type="string">
            <text:p>outgoing messages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monothreaded</text:p>
          </table:table-cell>
          <table:table-cell office:value-type="string" calcext:value-type="string">
            <text:p>synchronized, unbounded pool</text:p>
          </table:table-cell>
          <table:table-cell office:value-type="string" calcext:value-type="string">
            <text:p>concurrent collections, unbounded pool</text:p>
          </table:table-cell>
          <table:table-cell office:value-type="string" calcext:value-type="string">
            <text:p>concurrent collections, bounded pool</text:p>
          </table:table-cell>
          <table:table-cell office:value-type="string" calcext:value-type="string">
            <text:p>actors with real thread pools</text:p>
          </table:table-cell>
          <table:table-cell office:value-type="string" calcext:value-type="string">
            <text:p>actors with green threads</text:p>
          </table:table-cell>
          <table:table-cell office:value-type="string" calcext:value-type="string">
            <text:p>actors with a single pool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00 x 10</text:p>
          </table:table-cell>
          <table:table-cell table:style-name="ce1" office:value-type="float" office:value="20120724.3460765" calcext:value-type="float">
            <text:p>20120724</text:p>
          </table:table-cell>
          <table:table-cell table:style-name="ce2" office:value-type="float" office:value="6381620.93171666" calcext:value-type="float">
            <text:p>6381621</text:p>
          </table:table-cell>
          <table:table-cell table:style-name="ce2" office:value-type="float" office:value="9852216.74876847" calcext:value-type="float">
            <text:p>9852217</text:p>
          </table:table-cell>
          <table:table-cell table:style-name="ce2" office:value-type="float" office:value="8517887.56388416" calcext:value-type="float">
            <text:p>8517888</text:p>
          </table:table-cell>
          <table:table-cell table:style-name="ce3" office:value-type="float" office:value="7132667.61768902" calcext:value-type="float">
            <text:p>7,13E+006</text:p>
          </table:table-cell>
          <table:table-cell table:style-name="ce3" office:value-type="float" office:value="111111111.111111" calcext:value-type="float">
            <text:p>1,11E+008</text:p>
          </table:table-cell>
          <table:table-cell table:style-name="ce3" office:value-type="float" office:value="105263157.894737" calcext:value-type="float">
            <text:p>1,05E+0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0 x 1000</text:p>
          </table:table-cell>
          <table:table-cell table:style-name="ce1" office:value-type="float" office:value="16920473.7732657" calcext:value-type="float">
            <text:p>16920474</text:p>
          </table:table-cell>
          <table:table-cell table:style-name="ce2" office:value-type="float" office:value="7552870.09063444" calcext:value-type="float">
            <text:p>7552870</text:p>
          </table:table-cell>
          <table:table-cell table:style-name="ce2" office:value-type="float" office:value="8576329.33104631" calcext:value-type="float">
            <text:p>8576329</text:p>
          </table:table-cell>
          <table:table-cell table:style-name="ce2" office:value-type="float" office:value="18761726.0787992" calcext:value-type="float">
            <text:p>18761726</text:p>
          </table:table-cell>
          <table:table-cell table:style-name="ce3" office:value-type="float" office:value="15267175.5725191" calcext:value-type="float">
            <text:p>1,53E+007</text:p>
          </table:table-cell>
          <table:table-cell table:style-name="ce3" office:value-type="float" office:value="45662100.456621" calcext:value-type="float">
            <text:p>4,57E+007</text:p>
          </table:table-cell>
          <table:table-cell table:style-name="ce3" office:value-type="float" office:value="156250000" calcext:value-type="float">
            <text:p>1,56E+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 x 100000</text:p>
          </table:table-cell>
          <table:table-cell table:style-name="ce1" office:value-type="float" office:value="5491488.19330038" calcext:value-type="float">
            <text:p>5491488</text:p>
          </table:table-cell>
          <table:table-cell table:style-name="ce2" office:value-type="float" office:value="1555693.8394524" calcext:value-type="float">
            <text:p>1555694</text:p>
          </table:table-cell>
          <table:table-cell table:style-name="ce2" office:value-type="float" office:value="2297794.11764706" calcext:value-type="float">
            <text:p>2297794</text:p>
          </table:table-cell>
          <table:table-cell table:style-name="ce2" office:value-type="float" office:value="3835826.62063675" calcext:value-type="float">
            <text:p>3835827</text:p>
          </table:table-cell>
          <table:table-cell table:style-name="ce3" office:value-type="float" office:value="2698327.03723691" calcext:value-type="float">
            <text:p>2,70E+006</text:p>
          </table:table-cell>
          <table:table-cell table:style-name="ce3" office:value-type="float" office:value="9451795.84120983" calcext:value-type="float">
            <text:p>9,45E+006</text:p>
          </table:table-cell>
          <table:table-cell office:value-type="float" office:value="8748906.38670166" calcext:value-type="float">
            <text:p>8748906,386701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string" calcext:value-type="string">
            <text:p>1 x 10000000</text:p>
          </table:table-cell>
          <table:table-cell table:style-name="ce1" office:value-type="float" office:value="666666.666666667" calcext:value-type="float">
            <text:p>666667</text:p>
          </table:table-cell>
          <table:table-cell table:number-columns-repeated="2"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541623.788116774" calcext:value-type="float">
            <text:p>541623,788116774</text:p>
          </table:table-cell>
          <table:table-cell office:value-type="float" office:value="672947.510094213" calcext:value-type="float">
            <text:p>672947,510094213</text:p>
          </table:table-cell>
        </table:table-row>
        <table:table-row table:style-name="ro1">
          <table:table-cell table:number-columns-repeated="4"/>
          <table:table-cell table:formula="of:=[.C6]/[.E6]" office:value-type="float" office:value="15" calcext:value-type="float">
            <text:p>15</text:p>
          </table:table-cell>
          <table:table-cell table:number-columns-repeated="6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ce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 style:data-style-name="N2" text:time-value="15:23:59.890941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7-14T15:51:01.035514052</dc:date>
    <meta:editing-duration>P1DT1H36M40S</meta:editing-duration>
    <meta:editing-cycles>17</meta:editing-cycles>
    <meta:generator>LibreOffice/4.3.7.2$Linux_X86_64 LibreOffice_project/430m0$Build-2</meta:generator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88cm" svg:y="2.31cm" style:legend-expansion="high" chart:style-name="ch2"/>
        <chart:plot-area chart:style-name="ch3" table:cell-range-address="Feuille1.D2:Feuille1.K6" chart:data-source-has-labels="both" svg:x="0.32cm" svg:y="0.18cm" svg:width="9.948cm" svg:height="8.64cm">
          <chartooo:coordinate-region svg:x="2.238cm" svg:y="0.379cm" svg:width="7.923cm" svg:height="7.396cm"/>
          <chart:axis chart:dimension="x" chart:name="primary-x" chart:style-name="ch4" chartooo:axis-type="auto">
            <chartooo:date-scale/>
            <chart:categories table:cell-range-address="Feuille1.D3:Feuille1.D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E3:Feuille1.E6" chart:label-cell-address="Feuille1.E2:Feuille1.E2" chart:class="chart:bar">
            <chart:data-point chart:repeated="4"/>
          </chart:series>
          <chart:series chart:style-name="ch8" chart:values-cell-range-address="Feuille1.F3:Feuille1.F6" chart:label-cell-address="Feuille1.F2:Feuille1.F2" chart:class="chart:bar">
            <chart:data-point chart:repeated="4"/>
          </chart:series>
          <chart:series chart:style-name="ch9" chart:values-cell-range-address="Feuille1.G3:Feuille1.G6" chart:label-cell-address="Feuille1.G2:Feuille1.G2" chart:class="chart:bar">
            <chart:data-point chart:repeated="4"/>
          </chart:series>
          <chart:series chart:style-name="ch10" chart:values-cell-range-address="Feuille1.H3:Feuille1.H6" chart:label-cell-address="Feuille1.H2:Feuille1.H2" chart:class="chart:bar">
            <chart:data-point chart:repeated="4"/>
          </chart:series>
          <chart:series chart:style-name="ch11" chart:values-cell-range-address="Feuille1.I3:Feuille1.I6" chart:label-cell-address="Feuille1.I2:Feuille1.I2" chart:class="chart:bar">
            <chart:data-point chart:repeated="4"/>
          </chart:series>
          <chart:series chart:style-name="ch12" chart:values-cell-range-address="Feuille1.J3:Feuille1.J6" chart:label-cell-address="Feuille1.J2:Feuille1.J2" chart:class="chart:bar">
            <chart:data-point chart:repeated="4"/>
          </chart:series>
          <chart:series chart:style-name="ch13" chart:values-cell-range-address="Feuille1.K3:Feuille1.K6" chart:label-cell-address="Feuille1.K2:Feuille1.K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threaded</text:p>
                <draw:g>
                  <svg:desc>Feuille1.E2:Feuille1.E2</svg:desc>
                </draw:g>
              </table:table-cell>
              <table:table-cell office:value-type="string">
                <text:p>synchronized, unbounded pool</text:p>
                <draw:g>
                  <svg:desc>Feuille1.F2:Feuille1.F2</svg:desc>
                </draw:g>
              </table:table-cell>
              <table:table-cell office:value-type="string">
                <text:p>concurrent collections, unbounded pool</text:p>
                <draw:g>
                  <svg:desc>Feuille1.G2:Feuille1.G2</svg:desc>
                </draw:g>
              </table:table-cell>
              <table:table-cell office:value-type="string">
                <text:p>concurrent collections, bounded pool</text:p>
                <draw:g>
                  <svg:desc>Feuille1.H2:Feuille1.H2</svg:desc>
                </draw:g>
              </table:table-cell>
              <table:table-cell office:value-type="string">
                <text:p>actors with real thread pools</text:p>
                <draw:g>
                  <svg:desc>Feuille1.I2:Feuille1.I2</svg:desc>
                </draw:g>
              </table:table-cell>
              <table:table-cell office:value-type="string">
                <text:p>actors with green threads</text:p>
                <draw:g>
                  <svg:desc>Feuille1.J2:Feuille1.J2</svg:desc>
                </draw:g>
              </table:table-cell>
              <table:table-cell office:value-type="string">
                <text:p>actors with a single pool</text:p>
                <draw:g>
                  <svg:desc>Feuille1.K2:Feuille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x 10</text:p>
                <draw:g>
                  <svg:desc>Feuille1.D3:Feuille1.D6</svg:desc>
                </draw:g>
              </table:table-cell>
              <table:table-cell office:value-type="float" office:value="20120724.3460765">
                <text:p>20120724.3460765</text:p>
                <draw:g>
                  <svg:desc>Feuille1.E3:Feuille1.E6</svg:desc>
                </draw:g>
              </table:table-cell>
              <table:table-cell office:value-type="float" office:value="6381620.93171666">
                <text:p>6381620.93171666</text:p>
                <draw:g>
                  <svg:desc>Feuille1.F3:Feuille1.F6</svg:desc>
                </draw:g>
              </table:table-cell>
              <table:table-cell office:value-type="float" office:value="9852216.74876847">
                <text:p>9852216.74876847</text:p>
                <draw:g>
                  <svg:desc>Feuille1.G3:Feuille1.G6</svg:desc>
                </draw:g>
              </table:table-cell>
              <table:table-cell office:value-type="float" office:value="8517887.56388416">
                <text:p>8517887.56388416</text:p>
                <draw:g>
                  <svg:desc>Feuille1.H3:Feuille1.H6</svg:desc>
                </draw:g>
              </table:table-cell>
              <table:table-cell office:value-type="float" office:value="7132667.61768902">
                <text:p>7132667.61768902</text:p>
                <draw:g>
                  <svg:desc>Feuille1.I3:Feuille1.I6</svg:desc>
                </draw:g>
              </table:table-cell>
              <table:table-cell office:value-type="float" office:value="111111111.111111">
                <text:p>111111111.111111</text:p>
                <draw:g>
                  <svg:desc>Feuille1.J3:Feuille1.J6</svg:desc>
                </draw:g>
              </table:table-cell>
              <table:table-cell office:value-type="float" office:value="105263157.894737">
                <text:p>105263157.894737</text:p>
                <draw:g>
                  <svg:desc>Feuille1.K3:Feuille1.K6</svg:desc>
                </draw:g>
              </table:table-cell>
            </table:table-row>
            <table:table-row>
              <table:table-cell office:value-type="string">
                <text:p>100 x 1000</text:p>
              </table:table-cell>
              <table:table-cell office:value-type="float" office:value="16920473.7732657">
                <text:p>16920473.7732657</text:p>
              </table:table-cell>
              <table:table-cell office:value-type="float" office:value="7552870.09063444">
                <text:p>7552870.09063444</text:p>
              </table:table-cell>
              <table:table-cell office:value-type="float" office:value="8576329.33104631">
                <text:p>8576329.33104631</text:p>
              </table:table-cell>
              <table:table-cell office:value-type="float" office:value="18761726.0787992">
                <text:p>18761726.0787992</text:p>
              </table:table-cell>
              <table:table-cell office:value-type="float" office:value="15267175.5725191">
                <text:p>15267175.5725191</text:p>
              </table:table-cell>
              <table:table-cell office:value-type="float" office:value="45662100.456621">
                <text:p>45662100.456621</text:p>
              </table:table-cell>
              <table:table-cell office:value-type="float" office:value="156250000">
                <text:p>156250000</text:p>
              </table:table-cell>
            </table:table-row>
            <table:table-row>
              <table:table-cell office:value-type="string">
                <text:p>10 x 100000</text:p>
              </table:table-cell>
              <table:table-cell office:value-type="float" office:value="5491488.19330038">
                <text:p>5491488.19330038</text:p>
              </table:table-cell>
              <table:table-cell office:value-type="float" office:value="1555693.8394524">
                <text:p>1555693.8394524</text:p>
              </table:table-cell>
              <table:table-cell office:value-type="float" office:value="2297794.11764706">
                <text:p>2297794.11764706</text:p>
              </table:table-cell>
              <table:table-cell office:value-type="float" office:value="3835826.62063675">
                <text:p>3835826.62063675</text:p>
              </table:table-cell>
              <table:table-cell office:value-type="float" office:value="2698327.03723691">
                <text:p>2698327.03723691</text:p>
              </table:table-cell>
              <table:table-cell office:value-type="float" office:value="9451795.84120983">
                <text:p>9451795.84120983</text:p>
              </table:table-cell>
              <table:table-cell office:value-type="float" office:value="8748906.38670166">
                <text:p>8748906.38670166</text:p>
              </table:table-cell>
            </table:table-row>
            <table:table-row>
              <table:table-cell office:value-type="string">
                <text:p>1 x 10000000</text:p>
              </table:table-cell>
              <table:table-cell office:value-type="float" office:value="666666.666666667">
                <text:p>666666.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623.788116774">
                <text:p>541623.788116774</text:p>
              </table:table-cell>
              <table:table-cell office:value-type="float" office:value="672947.510094213">
                <text:p>672947.510094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